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f pro text" svg:font-family="'sf pro text', apple-system, system-ui, Roboto, 'segoe ui', Helvetica, Arial, sans-serif, 'apple color emoji', 'segoe ui emoji', 'segoe ui symbol'" style:font-charset="x-symbol"/>
    <style:font-face style:name="sfmono-regular" svg:font-family="sfmono-regular, Consolas, 'liberation mono', Menlo, Courier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819in" style:contextual-spacing="false" fo:line-height="128%" fo:orphans="2" fo:widows="2" fo:text-indent="0in" style:auto-text-indent="false"/>
      <style:text-properties fo:font-variant="normal" fo:text-transform="none" fo:color="#29303b" loext:opacity="100%" style:font-name="sf pro text" fo:font-size="19.6499996185303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1516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29303b" loext:opacity="100%" style:font-name="sf pro text" fo:font-size="9.80000019073486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29303b" loext:opacity="100%" style:font-name="sf pro text" fo:font-size="9.80000019073486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ec5252" loext:opacity="100%" style:font-name="sfmono-regular" fo:font-size="8.75pt" fo:letter-spacing="normal" fo:font-style="normal" fo:font-weight="normal" fo:background-color="#f2f3f5" loext:char-shading-value="0" loext:padding-left="0.0307in" loext:padding-right="0in" loext:padding-top="0.0193in" loext:padding-bottom="0.0193in" loext:border-left="0.06pt solid #dedfe0" loext:border-right="none" loext:border-top="0.06pt solid #dedfe0" loext:border-bottom="0.06pt solid #dedfe0"/>
    </style:style>
    <style:style style:name="T4" style:family="text">
      <style:text-properties fo:font-variant="normal" fo:text-transform="none" fo:color="#007791" loext:opacity="100%" style:text-line-through-style="none" style:text-line-through-type="none" style:font-name="sf pro text" fo:font-size="9.80000019073486pt" fo:letter-spacing="normal" fo:font-style="normal" style:text-underline-style="none" fo:font-weight="normal" style:text-blinking="false" fo:background-color="transparent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ress-Nginx Namespace and Service for Docker Desktop</text:p>
      <text:p text:style-name="P2"><text:span text:style-name="T1">In the upcoming lecture, we will be adding the ingress-nginx service name and namespace to our axios request. This is more or less a reminder to run </text:span><text:span text:style-name="Source_20_Text"><text:span text:style-name="T3">kubectl get services -n ingress-nginx </text:span></text:span><text:span text:style-name="T1">as shown in the previous lecture "</text:span><text:a xlink:type="simple" xlink:href="https://www.udemy.com/course/microservices-with-node-js-and-react/learn/lecture/19122264#questions" office:target-frame-name="_blank" xlink:show="new" text:style-name="Internet_20_link" text:visited-style-name="Visited_20_Internet_20_Link"><text:span text:style-name="T4">Cross Namespace Service Communication</text:span></text:a><text:span text:style-name="T1">" to find the correct service name for your specific Kubernetes provider.</text:span></text:p>
      <text:p text:style-name="P2"><text:span text:style-name="T1">At the time of writing, the service name for Docker Desktop will most likely be </text:span><text:span text:style-name="Strong_20_Emphasis"><text:span text:style-name="T2">ingress-nginx-controller</text:span></text:span><text:span text:style-name="T1">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f pro text" svg:font-family="'sf pro text', apple-system, system-ui, Roboto, 'segoe ui', Helvetica, Arial, sans-serif, 'apple color emoji', 'segoe ui emoji', 'segoe ui symbol'" style:font-charset="x-symbol"/>
    <style:font-face style:name="sfmono-regular" svg:font-family="sfmono-regular, Consolas, 'liberation mono', Menlo, Courier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9T14:56:54.421629957</meta:creation-date>
    <dc:date>2020-12-19T14:57:43.308246728</dc:date>
    <meta:editing-duration>PT49S</meta:editing-duration>
    <meta:editing-cycles>1</meta:editing-cycles>
    <meta:document-statistic meta:table-count="0" meta:image-count="0" meta:object-count="0" meta:page-count="1" meta:paragraph-count="3" meta:word-count="76" meta:character-count="490" meta:non-whitespace-character-count="417"/>
    <meta:generator>LibreOffice/7.0.3.1$MacOSX_X86_64 LibreOffice_project/d7547858d014d4cf69878db179d326fc3483e082</meta:generator>
  </office:meta>
</office:document-meta>
</file>